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2" draw:id="id2" draw:layer="layout" svg:width="1.27cm" svg:height="1.27cm" svg:x="4.76cm" svg:y="2.572cm">
          <text:p text:style-name="P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3" draw:text-style-name="P6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4" draw:text-style-name="P4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5" xml:id="id4" draw:id="id4" draw:layer="layout" svg:width="1.27cm" svg:height="1.27cm" svg:x="4.783cm" svg:y="0.238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4" draw:text-style-name="P4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3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7" xml:id="id6" draw:id="id6" draw:layer="layout" svg:width="1.27cm" svg:height="1.27cm" svg:x="2.564cm" svg:y="7.093cm">
          <text:p text:style-name="P4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3" draw:text-style-name="P6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3" draw:text-style-name="P6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4" draw:text-style-name="P4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5" xml:id="id8" draw:id="id8" draw:layer="layout" svg:width="1.27cm" svg:height="1.27cm" svg:x="0.619cm" svg:y="0.238cm">
          <text:p text:style-name="P4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4.783cm" svg:y1="0.873cm" svg:x2="1.889cm" svg:y2="0.873cm" draw:start-shape="id4" draw:start-glue-point="6" draw:end-shape="id8" svg:d="M4783 873h-2894" svg:viewBox="0 0 289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8T00:01:28.874695436</dc:date>
    <dc:creator>Ben </dc:creator>
    <meta:editing-duration>PT1H35S</meta:editing-duration>
    <meta:editing-cycles>9</meta:editing-cycles>
    <meta:generator>LibreOffice/5.0.3.2$Linux_X86_64 LibreOffice_project/0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